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30b8300" officeooo:paragraph-rsid="030b8300" style:font-weight-asian="bold" style:font-weight-complex="bold"/>
    </style:style>
    <style:style style:name="P3" style:family="paragraph" style:parent-style-name="Text_20_body">
      <style:text-properties fo:font-weight="bold" officeooo:rsid="030cf276" officeooo:paragraph-rsid="030cf276" style:font-weight-asian="bold" style:font-weight-complex="bold"/>
    </style:style>
    <style:style style:name="P4" style:family="paragraph" style:parent-style-name="Text_20_body">
      <style:text-properties fo:font-weight="bold" officeooo:rsid="030d0fcd" officeooo:paragraph-rsid="030d0fcd" style:font-weight-asian="bold" style:font-weight-complex="bold"/>
    </style:style>
    <style:style style:name="P5" style:family="paragraph" style:parent-style-name="Text_20_body">
      <style:text-properties fo:font-weight="bold" officeooo:rsid="030e7f04" officeooo:paragraph-rsid="030e7f04" style:font-weight-asian="bold" style:font-weight-complex="bold"/>
    </style:style>
    <style:style style:name="P6" style:family="paragraph" style:parent-style-name="Text_20_body">
      <style:text-properties officeooo:paragraph-rsid="02f75316"/>
    </style:style>
    <style:style style:name="P7" style:family="paragraph" style:parent-style-name="Text_20_body">
      <style:text-properties officeooo:paragraph-rsid="030cf276"/>
    </style:style>
    <style:style style:name="P8" style:family="paragraph" style:parent-style-name="Text_20_body">
      <style:text-properties officeooo:paragraph-rsid="031085a2"/>
    </style:style>
    <style:style style:name="P9" style:family="paragraph" style:parent-style-name="Text_20_body">
      <style:text-properties fo:font-weight="bold" officeooo:rsid="030ef892" officeooo:paragraph-rsid="031085a2" style:font-weight-asian="bold" style:font-weight-complex="bold"/>
    </style:style>
    <style:style style:name="P10" style:family="paragraph" style:parent-style-name="Text_20_body">
      <style:text-properties fo:font-weight="bold" officeooo:rsid="031b1534" officeooo:paragraph-rsid="031b1534" style:font-weight-asian="bold" style:font-weight-complex="bold"/>
    </style:style>
    <style:style style:name="P11" style:family="paragraph" style:parent-style-name="Text_20_body" style:list-style-name="L2">
      <style:text-properties fo:font-weight="normal" officeooo:rsid="03126931" officeooo:paragraph-rsid="03126931" style:font-weight-asian="normal" style:font-weight-complex="normal"/>
    </style:style>
    <style:style style:name="P12" style:family="paragraph" style:parent-style-name="Text_20_body" style:list-style-name="L2">
      <style:text-properties fo:font-weight="normal" officeooo:rsid="031509fe" officeooo:paragraph-rsid="031509fe" style:font-weight-asian="normal" style:font-weight-complex="normal"/>
    </style:style>
    <style:style style:name="P13" style:family="paragraph" style:parent-style-name="Text_20_body" style:list-style-name="L2">
      <style:text-properties fo:font-weight="normal" officeooo:rsid="0315869f" officeooo:paragraph-rsid="0315869f" style:font-weight-asian="normal" style:font-weight-complex="normal"/>
    </style:style>
    <style:style style:name="P14" style:family="paragraph" style:parent-style-name="Text_20_body" style:list-style-name="L2">
      <style:text-properties officeooo:paragraph-rsid="031818c7"/>
    </style:style>
    <style:style style:name="T1" style:family="text">
      <style:text-properties fo:font-weight="bold" officeooo:rsid="0029c951" style:font-weight-asian="bold" style:font-weight-complex="bold"/>
    </style:style>
    <style:style style:name="T2" style:family="text">
      <style:text-properties fo:font-weight="bold" officeooo:rsid="030cf276" style:font-weight-asian="bold" style:font-weight-complex="bold"/>
    </style:style>
    <style:style style:name="T3" style:family="text">
      <style:text-properties fo:font-weight="bold" officeooo:rsid="030d0fcd" style:font-weight-asian="bold" style:font-weight-complex="bold"/>
    </style:style>
    <style:style style:name="T4" style:family="text">
      <style:text-properties fo:font-weight="bold" officeooo:rsid="031085a2" style:font-weight-asian="bold" style:font-weight-complex="bold"/>
    </style:style>
    <style:style style:name="T5" style:family="text">
      <style:text-properties fo:font-weight="bold" officeooo:rsid="03126931" style:font-weight-asian="bold" style:font-weight-complex="bold"/>
    </style:style>
    <style:style style:name="T6" style:family="text">
      <style:text-properties fo:font-weight="bold" officeooo:rsid="030ef89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30cf276" style:font-weight-asian="normal" style:font-weight-complex="normal"/>
    </style:style>
    <style:style style:name="T9" style:family="text">
      <style:text-properties fo:font-weight="normal" officeooo:rsid="030d0fcd" style:font-weight-asian="normal" style:font-weight-complex="normal"/>
    </style:style>
    <style:style style:name="T10" style:family="text">
      <style:text-properties fo:font-weight="normal" officeooo:rsid="030e7f04" style:font-weight-asian="normal" style:font-weight-complex="normal"/>
    </style:style>
    <style:style style:name="T11" style:family="text">
      <style:text-properties fo:font-weight="normal" officeooo:rsid="030ef892" style:font-weight-asian="normal" style:font-weight-complex="normal"/>
    </style:style>
    <style:style style:name="T12" style:family="text">
      <style:text-properties fo:font-weight="normal" officeooo:rsid="031085a2" style:font-weight-asian="normal" style:font-weight-complex="normal"/>
    </style:style>
    <style:style style:name="T13" style:family="text">
      <style:text-properties fo:font-weight="normal" officeooo:rsid="03126931" style:font-weight-asian="normal" style:font-weight-complex="normal"/>
    </style:style>
    <style:style style:name="T14" style:family="text">
      <style:text-properties fo:font-weight="normal" officeooo:rsid="0312c0b8" style:font-weight-asian="normal" style:font-weight-complex="normal"/>
    </style:style>
    <style:style style:name="T15" style:family="text">
      <style:text-properties fo:font-weight="normal" officeooo:rsid="03141f75" style:font-weight-asian="normal" style:font-weight-complex="normal"/>
    </style:style>
    <style:style style:name="T16" style:family="text">
      <style:text-properties fo:font-weight="normal" officeooo:rsid="031509fe" style:font-weight-asian="normal" style:font-weight-complex="normal"/>
    </style:style>
    <style:style style:name="T17" style:family="text">
      <style:text-properties fo:font-weight="normal" officeooo:rsid="031624ce" style:font-weight-asian="normal" style:font-weight-complex="normal"/>
    </style:style>
    <style:style style:name="T18" style:family="text">
      <style:text-properties fo:font-weight="normal" officeooo:rsid="031b1534" style:font-weight-asian="normal" style:font-weight-complex="normal"/>
    </style:style>
    <style:style style:name="T19" style:family="text">
      <style:text-properties officeooo:rsid="00e51007"/>
    </style:style>
    <style:style style:name="T20" style:family="text">
      <style:text-properties officeooo:rsid="02c62587"/>
    </style:style>
    <style:style style:name="T21" style:family="text">
      <style:text-properties officeooo:rsid="03073852"/>
    </style:style>
    <style:style style:name="T22" style:family="text">
      <style:text-properties officeooo:rsid="030e7f04"/>
    </style:style>
    <style:style style:name="T23" style:family="text">
      <style:text-properties officeooo:rsid="031085a2"/>
    </style:style>
    <style:style style:name="T24" style:family="text">
      <style:text-properties officeooo:rsid="0312c0b8"/>
    </style:style>
    <style:style style:name="T25" style:family="text">
      <style:text-properties officeooo:rsid="0315869f"/>
    </style:style>
    <style:style style:name="T26" style:family="text">
      <style:text-properties officeooo:rsid="031624ce"/>
    </style:style>
    <style:style style:name="T27" style:family="text">
      <style:text-properties officeooo:rsid="031818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21">29 May</text:span> 201<text:span text:style-name="T20">9</text:span></text:p>
      <text:p text:style-name="P6"><text:span text:style-name="T1">[0]</text:span><text:span text:style-name="T19"> Welcome once again to IT Stuff, the monthly opinion show about technology here on BCB Radio, we are the scared wireless operator on the ocean liner of progress as it meets the climate emergency melted iceberg of reality with not even a squelch. Here queued up for the lifeboats are Kriss and Shi, and this month by special request we've got a specially requested IT Stuff for World World World Day month environment recycle bin thing.</text:span></text:p>
      <text:p text:style-name="P2">[2 Min]<text:span text:style-name="T7"> So let's start with a </text:span><text:span text:style-name="T13">pretend</text:span><text:span text:style-name="T7"> email question from Mrs Trellis of North Wibsey. She wants to know if it's true that </text:span><text:span text:style-name="T8">the worldwide electricity consumption of Bitcoin is more than Ireland. Well that's true, it was true five years ago but in fact these days it's maybe 63 terawatts per year, which is more than twice Ireland (25). Meanwhile this month there are reports that Facebook is going to start its own currency. </text:span></text:p>
      <text:p text:style-name="P3">[5 Min]<text:span text:style-name="T7"> Moving on, </text:span><text:span text:style-name="T13">we've got another pretend email question, Mrs Trellis of North </text:span><text:span text:style-name="T15">Bowling</text:span><text:span text:style-name="T13"> wants to know if there's a website that can calculate your personal environmental footprint, well funnily enough there is, the World Wildlife Fund has an environment footprint calculator at footprint.wwf.org.uk, so let's have a go!</text:span></text:p>
      <text:p text:style-name="P5">[<text:span text:style-name="T23">9</text:span> Min]<text:span text:style-name="T7"> </text:span><text:span text:style-name="T13">Another pretend listener email, </text:span><text:span text:style-name="T15">this time it's from Mrs Trellis of North Girlington </text:span><text:span text:style-name="T16">who wants to know what happens to electronic equipment when it dies. Well basically </text:span><text:span text:style-name="T17">we just chuck 40 million tons a year into Africa and South-east Asia and forget about it. Ghana is Indonesia Malaysia Philippines China are all starting to push back. The obvious thing is to make our gadgets repairable and recyclable, are you listening Apple.</text:span></text:p>
      <text:p text:style-name="P5">[1<text:span text:style-name="T27">2</text:span> Min]<text:span text:style-name="T7"> You're listening to a special edition of IT Stuff on BCB Radio 106.6fm, let's take a quick break from our environment special </text:span><text:span text:style-name="T16">with a newsdump.</text:span></text:p>
      <text:list xml:id="list2445312539" text:style-name="L2">
        <text:list-item>
          <text:p text:style-name="P12">Bye bye grumpy cat, and Facebook could be more dead people than living by 2100</text:p>
        </text:list-item>
        <text:list-item>
          <text:p text:style-name="P13">If you've ever wondered about the crud in your keyboard, Hackaday reports that somebody in Californing restoring an old Buchla model 100 synth ended up on a nightmare 9 hour LSD trip after cleaning <text:span text:style-name="T26">crud from </text:span>under the knobs <text:span text:style-name="T26">with his bare fingers</text:span></text:p>
        </text:list-item>
        <text:list-item>
          <text:p text:style-name="P13">Mini World of Stuff, the Snapmaker 2.0 combined 3d printer/CNC/laser cutter launched on Kickstarter with a $100,000 goal, it actually raised $1m in 7 minutes and currently over $4M - no doubt it helps that they delivered the 1.0 in 2017</text:p>
        </text:list-item>
        <text:list-item>
          <text:p text:style-name="P11"><text:span text:style-name="T25">Nearly b</text:span>ack to the environment, the domain name tussle between Amazon the company and Amazon the rainforest <text:span text:style-name="T24">is pretty much over and the rainforest lost. Meanwhile things might go the other way for the Chagos Islanders, infamously evicted by Britain, but the dot io domain (Indian Ocean) might get taken away following a recent decolonisation vote in the UN. Dot io is popular for lots of tech sites, including our very own Bradford dash coderdojo dot github dot io - next one 29 June by the way. </text:span></text:p>
        </text:list-item>
        <text:list-item>
          <text:p text:style-name="P14"><text:span text:style-name="T17">And there was environmental concerns at Feral Vector last weekend, </text:span>Cyclops Pedal Power has been building an interactive model house and model city which shows players how their energy use and lifestyles contribute to global warming <text:a xlink:type="simple" xlink:href="https://chuffed.org/project/build-your-own-sustainable-city-game" text:style-name="Internet_20_link" text:visited-style-name="Visited_20_Internet_20_Link">https://chuffed.org/project/build-your-own-sustainable-city-game</text:a></text:p>
        </text:list-item>
      </text:list>
      <text:p text:style-name="P5">[17 Min]<text:span text:style-name="T7"> </text:span><text:span text:style-name="T12">Let's have another dip in our </text:span><text:span text:style-name="T15">pretend </text:span><text:span text:style-name="T12">emailbag, er, here's Mrs Trellis of North Bierley. She wants to know if it's true about </text:span><text:span text:style-name="T15">the UK electric grid going a whole week without coal, well we know lots of websites about that </text:span><text:a xlink:type="simple" xlink:href="http://grid.iamkate.com/" text:style-name="Internet_20_link" text:visited-style-name="Visited_20_Internet_20_Link"><text:span text:style-name="T16">grid.iamkate.com/</text:span></text:a><text:span text:style-name="T15"> </text:span><text:a xlink:type="simple" xlink:href="https://www.gridwatch.templar.co.uk/" text:style-name="Internet_20_link" text:visited-style-name="Visited_20_Internet_20_Link"><text:span text:style-name="T15">www.gridwatch.templar.co.uk/</text:span></text:a><text:span text:style-name="T15"> </text:span><text:a xlink:type="simple" xlink:href="http://gridwatch.co.uk/" text:style-name="Internet_20_link" text:visited-style-name="Visited_20_Internet_20_Link"><text:span text:style-name="T15">gridwatch.co.uk/</text:span></text:a><text:span text:style-name="T15"> </text:span><text:span text:style-name="T17">currently 1</text:span><text:span text:style-name="T18">2</text:span><text:span text:style-name="T17"> days. </text:span><text:span text:style-name="T16">The international equivalent is </text:span><text:a xlink:type="simple" xlink:href="http://www.electricitymap.org/" text:style-name="Internet_20_link" text:visited-style-name="Visited_20_Internet_20_Link"><text:span text:style-name="T16">www.electricitymap.org</text:span></text:a></text:p>
      <text:p text:style-name="P10">[19 Min]<text:span text:style-name="T7"> Two more quickie things, electric motorbikes are going to be a thing (Triumph with Warwick Uni) and electric flying cars might be a thing (Lilium in Germany)</text:span></text:p>
      <text:p text:style-name="P4">[<text:span text:style-name="T22">21</text:span> Min]<text:span text:style-name="T8"> </text:span><text:span text:style-name="T7">Time for another </text:span><text:span text:style-name="T13">pretend </text:span><text:span text:style-name="T7">email, this one is from Mrs Trellis of North </text:span><text:span text:style-name="T14">Five Lane Ends</text:span><text:span text:style-name="T7">. She says “I am a climate change denier, is there any research </text:span><text:span text:style-name="T14">about</text:span><text:span text:style-name="T7"> how I could </text:span><text:span text:style-name="T14">see sense</text:span><text:span text:style-name="T7">?” well its </text:span><text:soft-page-break/><text:span text:style-name="T7">funny you should say that cos this month a study from </text:span><text:span text:style-name="T8">North Carolina State University </text:span><text:span text:style-name="T7">showed that teaching kids had a significant effect on the </text:span><text:span text:style-name="T10">attitudes</text:span><text:span text:style-name="T7"> of their parents, </text:span><text:span text:style-name="T10">indeed it was the most boneheaded parents that came round the most. In this social media world it seems that proper face to face interaction with your family is still far more influential than all that online cobblers.</text:span></text:p>
      <text:p text:style-name="P7"><text:span text:style-name="T2">[2</text:span><text:span text:style-name="T4">2</text:span><text:span text:style-name="T2"> Min]</text:span><text:span text:style-name="T8"> Go Home Elon, following US stock market fines for inappropriate business tweets Elon has recruited a social media consultant, </text:span><text:span text:style-name="T9">he's poached the bloke from the English Museum of Rural Life, what's going on there? well you've probably forgotten but this is the bloke who tweeted an archive picture of a very big sheep with the caption 'look at this absolute unit' and it went viral. Also, we had this interesting moment from an interview with Lex Fridman of MIT. Trigger warning, there's a very long pause. </text:span><text:span text:style-name="T3">[OUTSIDE.WAV]</text:span><text:span text:style-name="T9"> </text:span></text:p>
      <text:p text:style-name="P8"><text:span text:style-name="T3">[2</text:span><text:span text:style-name="T4">4</text:span><text:span text:style-name="T3"> Min]</text:span><text:span text:style-name="T9"> </text:span><text:span text:style-name="T11">Time for our closing music, even here there's an environment </text:span><text:span text:style-name="T15">angle</text:span><text:span text:style-name="T11">, the vinyl revival in music is just another way of saying PVC, it's energy intensive, recycled PVC makes terrible records, it puts loads of nasty chlorine and pfthalates into the environment. No wonder the EU is cracking down on it. </text:span><text:span text:style-name="T15">So</text:span><text:span text:style-name="T11"> hipsters, get off the vinyl and onto the youtubes!<text:line-break/></text:span><text:span text:style-name="T6">“Falcon 9 - Feeling Lonely” by </text:span><text:span text:style-name="T4">the</text:span><text:span text:style-name="T6"> Ben Levin Group</text:span><text:span text:style-name="T11"><text:line-break/></text:span><text:a xlink:type="simple" xlink:href="https://www.youtube.com/watch?v=hg65vo01FMs" text:style-name="Internet_20_link" text:visited-style-name="Visited_20_Internet_20_Link"><text:span text:style-name="T4">ht</text:span></text:a><text:a xlink:type="simple" xlink:href="https://www.youtube.com/watch?v=hg65vo01FMs" text:style-name="Internet_20_link" text:visited-style-name="Visited_20_Internet_20_Link"><text:span text:style-name="T6">tps://www.youtube.com/watch?v=hg65vo01FMs</text:span></text:a><text:span text:style-name="T6"> </text:span><text:span text:style-name="T4">[4 min </text:span><text:span text:style-name="T5">40</text:span><text:span text:style-name="T4"> sec]</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5-29T12:17:27.622411242</dc:date>
    <meta:editing-duration>PT18H59M19S</meta:editing-duration>
    <meta:editing-cycles>150</meta:editing-cycles>
    <meta:generator>LibreOffice/6.1.4.2$Linux_X86_64 LibreOffice_project/10$Build-2</meta:generator>
    <meta:document-statistic meta:table-count="0" meta:image-count="0" meta:object-count="0" meta:page-count="2" meta:paragraph-count="16" meta:word-count="893" meta:character-count="5277" meta:non-whitespace-character-count="4402"/>
  </office:meta>
</office:document-meta>
</file>